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 fo:language="bg" fo:country="BG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 fo:language="bg" fo:country="BG"/>
    </style:style>
    <style:style style:name="T3" style:parent-style-name="DefaultParagraphFont" style:family="text">
      <style:text-properties fo:font-size="16pt" style:font-size-asian="16pt" style:font-size-complex="16pt" fo:language="bg" fo:country="BG"/>
    </style:style>
    <style:style style:name="T4" style:parent-style-name="DefaultParagraphFont" style:family="text">
      <style:text-properties fo:font-size="16pt" style:font-size-asian="16pt" style:font-size-complex="16pt" fo:language="bg" fo:country="BG"/>
    </style:style>
    <style:style style:name="TableColumn6" style:family="table-column">
      <style:table-column-properties style:column-width="0.9375in"/>
    </style:style>
    <style:style style:name="TableColumn7" style:family="table-column">
      <style:table-column-properties style:column-width="2.375in"/>
    </style:style>
    <style:style style:name="Table5" style:family="table">
      <style:table-properties style:width="3.3125in" fo:margin-left="-0.0659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Column29" style:family="table-column">
      <style:table-column-properties style:column-width="0.9965in"/>
    </style:style>
    <style:style style:name="TableColumn30" style:family="table-column">
      <style:table-column-properties style:column-width="2.0625in"/>
    </style:style>
    <style:style style:name="Table28" style:family="table">
      <style:table-properties style:width="3.059in" fo:margin-left="0in" table:align="left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41" style:family="table-row">
      <style:table-row-properties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51" style:parent-style-name="DefaultParagraphFont" style:family="text">
      <style:text-properties fo:font-size="16pt" style:font-size-asian="16pt" style:font-size-complex="16pt"/>
    </style:style>
    <style:style style:name="TableColumn53" style:family="table-column">
      <style:table-column-properties style:column-width="0.9583in"/>
    </style:style>
    <style:style style:name="TableColumn54" style:family="table-column">
      <style:table-column-properties style:column-width="2.1631in"/>
    </style:style>
    <style:style style:name="Table52" style:family="table">
      <style:table-properties style:width="3.1215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70" style:family="table-row">
      <style:table-row-properties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TableColumn77" style:family="table-column">
      <style:table-column-properties style:column-width="1.0541in"/>
    </style:style>
    <style:style style:name="TableColumn78" style:family="table-column">
      <style:table-column-properties style:column-width="2.2548in"/>
    </style:style>
    <style:style style:name="Table76" style:family="table">
      <style:table-properties style:width="3.309in" fo:margin-left="0in" table:align="left"/>
    </style:style>
    <style:style style:name="TableRow79" style:family="table-row">
      <style:table-row-properties style:min-row-height="0.4618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84" style:family="table-row">
      <style:table-row-properties style:min-row-height="0.2368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89" style:family="table-row">
      <style:table-row-properties style:min-row-height="0.2312in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94" style:family="table-row">
      <style:table-row-properties style:min-row-height="0.468in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P99" style:parent-style-name="Normal" style:family="paragraph">
      <style:text-properties fo:font-size="16pt" style:font-size-asian="16pt" style:font-size-complex="16pt"/>
    </style:style>
    <style:style style:name="P100" style:parent-style-name="Normal" style:family="paragraph">
      <style:text-properties fo:font-size="16pt" style:font-size-asian="16pt" style:font-size-complex="16pt"/>
    </style:style>
    <style:style style:name="P101" style:parent-style-name="Normal" style:family="paragraph">
      <style:text-properties fo:font-size="16pt" style:font-size-asian="16pt" style:font-size-complex="16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TableColumn104" style:family="table-column">
      <style:table-column-properties style:column-width="1.059in"/>
    </style:style>
    <style:style style:name="TableColumn105" style:family="table-column">
      <style:table-column-properties style:column-width="2.25in"/>
    </style:style>
    <style:style style:name="Table103" style:family="table">
      <style:table-properties style:width="3.309in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21" style:family="table-row">
      <style:table-row-properties style:min-row-height="0.6138in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TableColumn128" style:family="table-column">
      <style:table-column-properties style:column-width="1.0625in"/>
    </style:style>
    <style:style style:name="TableColumn129" style:family="table-column">
      <style:table-column-properties style:column-width="2.0625in"/>
    </style:style>
    <style:style style:name="Table127" style:family="table">
      <style:table-properties style:width="3.125in" fo:margin-left="-0.0659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135" style:family="table-row">
      <style:table-row-properties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45" style:family="table-row">
      <style:table-row-properties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P150" style:parent-style-name="Normal" style:family="paragraph">
      <style:text-properties fo:font-size="16pt" style:font-size-asian="16pt" style:font-size-complex="16pt"/>
    </style:style>
    <style:style style:name="P151" style:parent-style-name="Normal" style:family="paragraph">
      <style:text-properties fo:font-size="16pt" style:font-size-asian="16pt" style:font-size-complex="16pt"/>
    </style:style>
    <style:style style:name="P152" style:parent-style-name="Normal" style:family="paragraph">
      <style:paragraph-properties>
        <style:tab-stops>
          <style:tab-stop style:type="left" style:position="5.6562in"/>
        </style:tab-stops>
      </style:paragraph-properties>
      <style:text-properties fo:font-size="16pt" style:font-size-asian="16pt" style:font-size-complex="16pt"/>
    </style:style>
    <style:style style:name="T153" style:parent-style-name="DefaultParagraphFont" style:family="text">
      <style:text-properties fo:font-size="16pt" style:font-size-asian="16pt" style:font-size-complex="16pt"/>
    </style:style>
    <style:style style:name="TableColumn155" style:family="table-column">
      <style:table-column-properties style:column-width="0.9965in"/>
    </style:style>
    <style:style style:name="TableColumn156" style:family="table-column">
      <style:table-column-properties style:column-width="2.3125in"/>
    </style:style>
    <style:style style:name="Table154" style:family="table">
      <style:table-properties style:width="3.309in" fo:margin-left="0in" table:align="left"/>
    </style:style>
    <style:style style:name="TableRow157" style:family="table-row">
      <style:table-row-properties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P177" style:parent-style-name="Normal" style:family="paragraph">
      <style:text-properties fo:language="bg" fo:country="BG"/>
    </style:style>
    <style:style style:name="T178" style:parent-style-name="DefaultParagraphFont" style:family="text">
      <style:text-properties fo:font-size="16pt" style:font-size-asian="16pt" style:font-size-complex="16pt"/>
    </style:style>
    <style:style style:name="TableColumn180" style:family="table-column">
      <style:table-column-properties style:column-width="0.9965in"/>
    </style:style>
    <style:style style:name="TableColumn181" style:family="table-column">
      <style:table-column-properties style:column-width="2.125in"/>
    </style:style>
    <style:style style:name="Table179" style:family="table">
      <style:table-properties style:width="3.1215in" fo:margin-left="0in" table:align="lef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P202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P203" style:parent-style-name="Normal" style:family="paragraph">
      <style:text-properties fo:font-size="16pt" style:font-size-asian="16pt" style:font-size-complex="16pt"/>
    </style:style>
    <style:style style:name="P204" style:parent-style-name="Normal" style:family="paragraph">
      <style:text-properties fo:font-size="16pt" style:font-size-asian="16pt" style:font-size-complex="16pt"/>
    </style:style>
    <style:style style:name="P205" style:parent-style-name="Normal" style:family="paragraph">
      <style:text-properties fo:font-size="16pt" style:font-size-asian="16pt" style:font-size-complex="16pt"/>
    </style:style>
    <style:style style:name="P206" style:parent-style-name="Normal" style:family="paragraph">
      <style:paragraph-properties>
        <style:tab-stops>
          <style:tab-stop style:type="left" style:position="2.693in"/>
        </style:tab-stops>
      </style:paragraph-properties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ableColumn209" style:family="table-column">
      <style:table-column-properties style:column-width="0.9965in"/>
    </style:style>
    <style:style style:name="TableColumn210" style:family="table-column">
      <style:table-column-properties style:column-width="2.125in"/>
    </style:style>
    <style:style style:name="Table208" style:family="table">
      <style:table-properties style:width="3.1215in" fo:margin-left="0in" table:align="lef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ableRow226" style:family="table-row">
      <style:table-row-properties style:min-row-height="0.5326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bottom="0in" fo:line-height="100%"/>
      <style:text-properties fo:font-size="12pt" style:font-size-asian="12pt" style:font-size-complex="12pt" fo:language="bg" fo:country="BG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end" fo:margin-bottom="0in" fo:line-height="100%"/>
      <style:text-properties fo:font-size="12pt" style:font-size-asian="12pt" style:font-size-complex="12pt" fo:language="bg" fo:country="BG"/>
    </style:style>
    <style:style style:name="T231" style:parent-style-name="DefaultParagraphFont" style:family="text">
      <style:text-properties fo:font-size="16pt" style:font-size-asian="16pt" style:font-size-complex="16pt"/>
    </style:style>
    <style:style style:name="P232" style:parent-style-name="Normal" style:family="paragraph">
      <style:paragraph-properties>
        <style:tab-stops>
          <style:tab-stop style:type="left" style:position="2.693in"/>
        </style:tab-stops>
      </style:paragraph-properties>
      <style:text-properties fo:font-size="16pt" style:font-size-asian="16pt" style:font-size-complex="16pt"/>
    </style:style>
    <style:style style:name="P233" style:parent-style-name="Normal" style:family="paragraph">
      <style:paragraph-properties>
        <style:tab-stops>
          <style:tab-stop style:type="left" style:position="2.693in"/>
        </style:tab-stops>
      </style:paragraph-properties>
      <style:text-properties fo:font-size="16pt" style:font-size-asian="16pt" style:font-size-complex="16pt"/>
    </style:style>
    <style:style style:name="P234" style:parent-style-name="Normal" style:family="paragraph">
      <style:paragraph-properties>
        <style:tab-stops>
          <style:tab-stop style:type="left" style:position="2.693in"/>
        </style:tab-stops>
      </style:paragraph-properties>
      <style:text-properties fo:font-size="16pt" style:font-size-asian="16pt" style:font-size-complex="16pt"/>
    </style:style>
    <style:style style:name="TableColumn236" style:family="table-column">
      <style:table-column-properties style:column-width="0.5965in"/>
    </style:style>
    <style:style style:name="TableColumn237" style:family="table-column">
      <style:table-column-properties style:column-width="0.4298in"/>
    </style:style>
    <style:style style:name="TableColumn238" style:family="table-column">
      <style:table-column-properties style:column-width="0.525in"/>
    </style:style>
    <style:style style:name="TableColumn239" style:family="table-column">
      <style:table-column-properties style:column-width="0.4937in"/>
    </style:style>
    <style:style style:name="TableColumn240" style:family="table-column">
      <style:table-column-properties style:column-width="0.559in"/>
    </style:style>
    <style:style style:name="TableColumn241" style:family="table-column">
      <style:table-column-properties style:column-width="0.4701in"/>
    </style:style>
    <style:style style:name="TableColumn242" style:family="table-column">
      <style:table-column-properties style:column-width="0.4666in"/>
    </style:style>
    <style:style style:name="TableColumn243" style:family="table-column">
      <style:table-column-properties style:column-width="0.4694in"/>
    </style:style>
    <style:style style:name="TableColumn244" style:family="table-column">
      <style:table-column-properties style:column-width="0.4506in"/>
    </style:style>
    <style:style style:name="TableColumn245" style:family="table-column">
      <style:table-column-properties style:column-width="0.4881in"/>
    </style:style>
    <style:style style:name="TableColumn246" style:family="table-column">
      <style:table-column-properties style:column-width="0.4597in"/>
    </style:style>
    <style:style style:name="TableColumn247" style:family="table-column">
      <style:table-column-properties style:column-width="0.6173in"/>
    </style:style>
    <style:style style:name="TableColumn248" style:family="table-column">
      <style:table-column-properties style:column-width="0.4666in"/>
    </style:style>
    <style:style style:name="Table235" style:family="table">
      <style:table-properties style:width="6.493in" fo:margin-left="0in" table:align="lef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Row276" style:family="table-row">
      <style:table-row-properties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 fo:line-height="100%">
        <style:tab-stops>
          <style:tab-stop style:type="left" style:position="2.693in"/>
        </style:tab-stops>
      </style:paragraph-properties>
    </style:style>
    <style:style style:name="T289" style:parent-style-name="DefaultParagraphFont" style:family="text">
      <style:text-properties fo:color="#000000" fo:language="bg" fo:country="BG"/>
    </style:style>
    <style:style style:name="T290" style:parent-style-name="DefaultParagraphFont" style:family="text">
      <style:text-properties fo:language="bg" fo:country="BG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>
        <style:tab-stops>
          <style:tab-stop style:type="left" style:position="2.693in"/>
        </style:tab-stops>
      </style:paragraph-properties>
      <style:text-properties fo:language="bg" fo:country="BG"/>
    </style:style>
    <style:style style:name="P297" style:parent-style-name="Normal" style:family="paragraph">
      <style:paragraph-properties>
        <style:tab-stops>
          <style:tab-stop style:type="left" style:position="2.693in"/>
        </style:tab-stops>
      </style:paragraph-properties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>
      <style:graphic-properties style:wrap="run-through" style:run-through="foreground" draw:fill="none" draw:stroke="solid" svg:stroke-width="0.00694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Самостоятелно задание 2</text:p>
      <text:p text:style-name="P2"/>
      <text:p text:style-name="Normal"><text:span text:style-name="T3">Покупко продажба на територия</text:span><text:span text:style-name="T4"><draw:frame draw:z-index="251659264" draw:id="id0" draw:style-name="a0" draw:name="Text Box 1" text:anchor-type="paragraph" svg:x="3.33819in" svg:y="0.35069in" svg:width="3.40556in" svg:height="1.60417in" style:rel-width="scale" style:rel-height="scale"><draw:text-box><table:table table:style-name="Table5"><table:table-columns><table:table-column table:style-name="TableColumn6"/><table:table-column table:style-name="TableColumn7"/></table:table-columns><table:table-row table:style-name="TableRow8"><table:table-cell table:style-name="TableCell9"><text:p text:style-name="P10">Стъпка 2</text:p></table:table-cell><table:table-cell table:style-name="TableCell11"><text:p text:style-name="P12">Изготвяне на оферта за продажба</text:p></table:table-cell></table:table-row><table:table-row table:style-name="TableRow13"><table:table-cell table:style-name="TableCell14"><text:p text:style-name="P15">Бюджет</text:p></table:table-cell><table:table-cell table:style-name="TableCell16"><text:p text:style-name="P17">8 000лв</text:p></table:table-cell></table:table-row><table:table-row table:style-name="TableRow18"><table:table-cell table:style-name="TableCell19"><text:p text:style-name="P20">Време</text:p></table:table-cell><table:table-cell table:style-name="TableCell21"><text:p text:style-name="P22">1 месец</text:p></table:table-cell></table:table-row><table:table-row table:style-name="TableRow23"><table:table-cell table:style-name="TableCell24"><text:p text:style-name="P25">Ресурси</text:p></table:table-cell><table:table-cell table:style-name="TableCell26"><text:p text:style-name="P27">Собствениците на територията и 2 маркетинг експерти</text:p></table:table-cell></table:table-row></table:table><text:p text:style-name="Normal"/></draw:text-box><svg:title/><svg:desc/></draw:frame></text:span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Стъпка 1</text:p>
          </table:table-cell>
          <table:table-cell table:style-name="TableCell34">
            <text:p text:style-name="P35">Определяне на<text:s/>територията за продажба</text:p>
          </table:table-cell>
        </table:table-row>
        <table:table-row table:style-name="TableRow36">
          <table:table-cell table:style-name="TableCell37">
            <text:p text:style-name="P38">Бюджет</text:p>
          </table:table-cell>
          <table:table-cell table:style-name="TableCell39">
            <text:p text:style-name="P40">2 000лв</text:p>
          </table:table-cell>
        </table:table-row>
        <table:table-row table:style-name="TableRow41">
          <table:table-cell table:style-name="TableCell42">
            <text:p text:style-name="P43">Време</text:p>
          </table:table-cell>
          <table:table-cell table:style-name="TableCell44">
            <text:p text:style-name="P45">1 месец</text:p>
          </table:table-cell>
        </table:table-row>
        <table:table-row table:style-name="TableRow46">
          <table:table-cell table:style-name="TableCell47">
            <text:p text:style-name="P48">Ресурси</text:p>
          </table:table-cell>
          <table:table-cell table:style-name="TableCell49">
            <text:p text:style-name="P50">Собствениците на територията</text:p>
          </table:table-cell>
        </table:table-row>
      </table:table>
      <text:p text:style-name="Normal"><text:span text:style-name="T51"><draw:frame draw:z-index="251660288" draw:id="id1" draw:style-name="a1" draw:name="Text Box 2" text:anchor-type="paragraph" svg:x="-0.11458in" svg:y="0.41042in" svg:width="3.27014in" svg:height="1.65in" style:rel-width="scale" style:rel-height="scale"><draw:text-box><table:table table:style-name="Table52"><table:table-columns><table:table-column table:style-name="TableColumn53"/><table:table-column table:style-name="TableColumn54"/></table:table-columns><table:table-row table:style-name="TableRow55"><table:table-cell table:style-name="TableCell56"><text:p text:style-name="P57">Стъпка 3</text:p></table:table-cell><table:table-cell table:style-name="TableCell58"><text:p text:style-name="P59">Разпространяване на офертата</text:p></table:table-cell></table:table-row><table:table-row table:style-name="TableRow60"><table:table-cell table:style-name="TableCell61"><text:p text:style-name="P62">Бюджет</text:p></table:table-cell><table:table-cell table:style-name="TableCell63"><text:p text:style-name="P64">5 000лв</text:p></table:table-cell></table:table-row><table:table-row table:style-name="TableRow65"><table:table-cell table:style-name="TableCell66"><text:p text:style-name="P67">Време</text:p></table:table-cell><table:table-cell table:style-name="TableCell68"><text:p text:style-name="P69">2 месеца</text:p></table:table-cell></table:table-row><table:table-row table:style-name="TableRow70"><table:table-cell table:style-name="TableCell71"><text:p text:style-name="P72">Ресурси</text:p></table:table-cell><table:table-cell table:style-name="TableCell73"><text:p text:style-name="P74">Служители в компания за продажба на недвижимо имущество</text:p></table:table-cell></table:table-row></table:table><text:p text:style-name="Normal"/></draw:text-box><svg:title/><svg:desc/></draw:frame></text:span></text:p>
      <text:p text:style-name="Normal"><text:span text:style-name="T75"><draw:frame draw:z-index="251661312" draw:id="id2" draw:style-name="a2" draw:name="Text Box 3" text:anchor-type="paragraph" svg:x="3.25in" svg:y="0.02153in" svg:width="3.60417in" svg:height="1.59792in" style:rel-width="scale" style:rel-height="scale"><draw:text-box><table:table table:style-name="Table76"><table:table-columns><table:table-column table:style-name="TableColumn77"/><table:table-column table:style-name="TableColumn78"/></table:table-columns><table:table-row table:style-name="TableRow79"><table:table-cell table:style-name="TableCell80"><text:p text:style-name="P81">Стъпка 4</text:p></table:table-cell><table:table-cell table:style-name="TableCell82"><text:p text:style-name="P83">Поява на заинтересовано лице</text:p></table:table-cell></table:table-row><table:table-row table:style-name="TableRow84"><table:table-cell table:style-name="TableCell85"><text:p text:style-name="P86">Бюджет</text:p></table:table-cell><table:table-cell table:style-name="TableCell87"><text:p text:style-name="P88">2 000лв</text:p></table:table-cell></table:table-row><table:table-row table:style-name="TableRow89"><table:table-cell table:style-name="TableCell90"><text:p text:style-name="P91">Време</text:p></table:table-cell><table:table-cell table:style-name="TableCell92"><text:p text:style-name="P93">2 месеца</text:p></table:table-cell></table:table-row><table:table-row table:style-name="TableRow94"><table:table-cell table:style-name="TableCell95"><text:p text:style-name="P96">Ресурси</text:p></table:table-cell><table:table-cell table:style-name="TableCell97"><text:p text:style-name="P98">Заинтересовано лице, собственици</text:p></table:table-cell></table:table-row></table:table><text:p text:style-name="Normal"/></draw:text-box><svg:title/><svg:desc/></draw:frame></text:span></text:p>
      <text:p text:style-name="P99"/>
      <text:p text:style-name="P100"/>
      <text:p text:style-name="P101"/>
      <text:p text:style-name="Normal"><text:span text:style-name="T102"><draw:frame draw:z-index="251663360" draw:id="id3" draw:style-name="a3" draw:name="Text Box 7" text:anchor-type="paragraph" svg:x="3.26563in" svg:y="0.27639in" svg:width="3.54653in" svg:height="1.4625in" style:rel-width="scale" style:rel-height="scale"><draw:text-box><table:table table:style-name="Table103"><table:table-columns><table:table-column table:style-name="TableColumn104"/><table:table-column table:style-name="TableColumn105"/></table:table-columns><table:table-row table:style-name="TableRow106"><table:table-cell table:style-name="TableCell107"><text:p text:style-name="P108">Стъпка 6</text:p></table:table-cell><table:table-cell table:style-name="TableCell109"><text:p text:style-name="P110">Оглед на територията</text:p></table:table-cell></table:table-row><table:table-row table:style-name="TableRow111"><table:table-cell table:style-name="TableCell112"><text:p text:style-name="P113">Бюджет</text:p></table:table-cell><table:table-cell table:style-name="TableCell114"><text:p text:style-name="P115">2 000лв</text:p></table:table-cell></table:table-row><table:table-row table:style-name="TableRow116"><table:table-cell table:style-name="TableCell117"><text:p text:style-name="P118">Време</text:p></table:table-cell><table:table-cell table:style-name="TableCell119"><text:p text:style-name="P120">1.5 месец</text:p></table:table-cell></table:table-row><table:table-row table:style-name="TableRow121"><table:table-cell table:style-name="TableCell122"><text:p text:style-name="P123">Ресурси</text:p></table:table-cell><table:table-cell table:style-name="TableCell124"><text:p text:style-name="P125">Собствениците,<text:s/>Заинтересовано лице</text:p></table:table-cell></table:table-row></table:table><text:p text:style-name="Normal"/></draw:text-box><svg:title/><svg:desc/></draw:frame></text:span><text:span text:style-name="T126"><draw:frame draw:z-index="251662336" draw:id="id4" draw:style-name="a4" draw:name="Text Box 6" text:anchor-type="paragraph" svg:x="-0.03125in" svg:y="0.26597in" svg:width="3.37917in" svg:height="1.43681in" style:rel-width="scale" style:rel-height="scale"><draw:text-box><table:table table:style-name="Table127"><table:table-columns><table:table-column table:style-name="TableColumn128"/><table:table-column table:style-name="TableColumn129"/></table:table-columns><table:table-row table:style-name="TableRow130"><table:table-cell table:style-name="TableCell131"><text:p text:style-name="P132">Стъпка 5</text:p></table:table-cell><table:table-cell table:style-name="TableCell133"><text:p text:style-name="P134">Осъществяване на контакт със собствениците</text:p></table:table-cell></table:table-row><table:table-row table:style-name="TableRow135"><table:table-cell table:style-name="TableCell136"><text:p text:style-name="P137">Бюджет</text:p></table:table-cell><table:table-cell table:style-name="TableCell138"><text:p text:style-name="P139"><text:s/>200лв</text:p></table:table-cell></table:table-row><table:table-row table:style-name="TableRow140"><table:table-cell table:style-name="TableCell141"><text:p text:style-name="P142">Време</text:p></table:table-cell><table:table-cell table:style-name="TableCell143"><text:p text:style-name="P144">1 седмица</text:p></table:table-cell></table:table-row><table:table-row table:style-name="TableRow145"><table:table-cell table:style-name="TableCell146"><text:p text:style-name="P147">Ресурси</text:p></table:table-cell><table:table-cell table:style-name="TableCell148"><text:p text:style-name="P149">Собственици,<text:s/>Заинтересовано лице</text:p></table:table-cell></table:table-row></table:table><text:p text:style-name="Normal"/></draw:text-box><svg:title/><svg:desc/></draw:frame></text:span></text:p>
      <text:p text:style-name="P150"/>
      <text:p text:style-name="P151"/>
      <text:p text:style-name="P152"><text:tab/></text:p>
      <text:p text:style-name="Normal"><text:span text:style-name="T153"><draw:frame draw:z-index="251665408" draw:id="id5" draw:style-name="a5" draw:name="Text Box 9" text:anchor-type="paragraph" svg:x="3.27569in" svg:y="0.29097in" svg:width="3.5in" svg:height="1.66042in" style:rel-width="scale" style:rel-height="scale"><draw:text-box><table:table table:style-name="Table154"><table:table-columns><table:table-column table:style-name="TableColumn155"/><table:table-column table:style-name="TableColumn156"/></table:table-columns><table:table-row table:style-name="TableRow157"><table:table-cell table:style-name="TableCell158"><text:p text:style-name="P159">Стъпка 8</text:p></table:table-cell><table:table-cell table:style-name="TableCell160"><text:p text:style-name="P161">Плащане</text:p></table:table-cell></table:table-row><table:table-row table:style-name="TableRow162"><table:table-cell table:style-name="TableCell163"><text:p text:style-name="P164">Бюджет</text:p></table:table-cell><table:table-cell table:style-name="TableCell165"><text:p text:style-name="P166">20<text:s/>000лв</text:p></table:table-cell></table:table-row><table:table-row table:style-name="TableRow167"><table:table-cell table:style-name="TableCell168"><text:p text:style-name="P169">Време</text:p></table:table-cell><table:table-cell table:style-name="TableCell170"><text:p text:style-name="P171">1 месец</text:p></table:table-cell></table:table-row><table:table-row table:style-name="TableRow172"><table:table-cell table:style-name="TableCell173"><text:p text:style-name="P174">Ресурси</text:p></table:table-cell><table:table-cell table:style-name="TableCell175"><text:p text:style-name="P176">Собственици, Купувачи, Посредник</text:p></table:table-cell></table:table-row></table:table><text:p text:style-name="P177"/></draw:text-box><svg:title/><svg:desc/></draw:frame></text:span><text:span text:style-name="T178"><draw:frame draw:z-index="251664384" draw:id="id6" draw:style-name="a6" draw:name="Text Box 8" text:anchor-type="paragraph" svg:x="-0.09896in" svg:y="0.28611in" svg:width="3.35903in" svg:height="1.56667in" style:rel-width="scale" style:rel-height="scale"><draw:text-box><table:table table:style-name="Table179"><table:table-columns><table:table-column table:style-name="TableColumn180"/><table:table-column table:style-name="TableColumn181"/></table:table-columns><table:table-row table:style-name="TableRow182"><table:table-cell table:style-name="TableCell183"><text:p text:style-name="P184">Стъпка 7</text:p></table:table-cell><table:table-cell table:style-name="TableCell185"><text:p text:style-name="P186">Договаряне на условията на офертата</text:p></table:table-cell></table:table-row><table:table-row table:style-name="TableRow187"><table:table-cell table:style-name="TableCell188"><text:p text:style-name="P189">Бюджет</text:p></table:table-cell><table:table-cell table:style-name="TableCell190"><text:p text:style-name="P191">2 000лв</text:p></table:table-cell></table:table-row><table:table-row table:style-name="TableRow192"><table:table-cell table:style-name="TableCell193"><text:p text:style-name="P194">Време</text:p></table:table-cell><table:table-cell table:style-name="TableCell195"><text:p text:style-name="P196">1 месец</text:p></table:table-cell></table:table-row><table:table-row table:style-name="TableRow197"><table:table-cell table:style-name="TableCell198"><text:p text:style-name="P199">Ресурси</text:p></table:table-cell><table:table-cell table:style-name="TableCell200"><text:p text:style-name="P201">Собствениците,<text:s/>Купувачите</text:p><text:p text:style-name="P202"/></table:table-cell></table:table-row></table:table><text:p text:style-name="Normal"/></draw:text-box><svg:title/><svg:desc/></draw:frame></text:span></text:p>
      <text:p text:style-name="P203"/>
      <text:p text:style-name="P204"/>
      <text:p text:style-name="P205"/>
      <text:p text:style-name="P206"><text:span text:style-name="T207"><draw:frame draw:z-index="251666432" draw:id="id7" draw:style-name="a7" draw:name="Text Box 10" text:anchor-type="paragraph" svg:x="-0.125in" svg:y="0.26181in" svg:width="3.60903in" svg:height="1.61389in" style:rel-width="scale" style:rel-height="scale"><draw:text-box><table:table table:style-name="Table208"><table:table-columns><table:table-column table:style-name="TableColumn209"/><table:table-column table:style-name="TableColumn210"/></table:table-columns><table:table-row table:style-name="TableRow211"><table:table-cell table:style-name="TableCell212"><text:p text:style-name="P213">Стъпка 9</text:p></table:table-cell><table:table-cell table:style-name="TableCell214"><text:p text:style-name="P215">Прехвърляне на собствеността</text:p></table:table-cell></table:table-row><table:table-row table:style-name="TableRow216"><table:table-cell table:style-name="TableCell217"><text:p text:style-name="P218">Бюджет</text:p></table:table-cell><table:table-cell table:style-name="TableCell219"><text:p text:style-name="P220">5<text:s/>000лв</text:p></table:table-cell></table:table-row><table:table-row table:style-name="TableRow221"><table:table-cell table:style-name="TableCell222"><text:p text:style-name="P223">Време</text:p></table:table-cell><table:table-cell table:style-name="TableCell224"><text:p text:style-name="P225">2<text:s/>месец</text:p></table:table-cell></table:table-row><table:table-row table:style-name="TableRow226"><table:table-cell table:style-name="TableCell227"><text:p text:style-name="P228">Ресурси</text:p></table:table-cell><table:table-cell table:style-name="TableCell229"><text:p text:style-name="P230">Собственици, Купувачи, Нотариус</text:p></table:table-cell></table:table-row></table:table><text:p text:style-name="Normal"/></draw:text-box><svg:title/><svg:desc/></draw:frame></text:span><text:span text:style-name="T231"><text:tab/></text:span></text:p>
      <text:p text:style-name="P232"/>
      <text:p text:style-name="P233"/>
      <text:p text:style-name="P234"/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  <table:table-column table:style-name="TableColumn239"/>
          <table:table-column table:style-name="TableColumn240"/>
          <table:table-column table:style-name="TableColumn241"/>
          <table:table-column table:style-name="TableColumn242"/>
          <table:table-column table:style-name="TableColumn243"/>
          <table:table-column table:style-name="TableColumn244"/>
          <table:table-column table:style-name="TableColumn245"/>
          <table:table-column table:style-name="TableColumn246"/>
          <table:table-column table:style-name="TableColumn247"/>
          <table:table-column table:style-name="TableColumn248"/>
        </table:table-columns>
        <table:table-row table:style-name="TableRow249">
          <table:table-cell table:style-name="TableCell250">
            <text:soft-page-break/>
            <text:p text:style-name="P251">Месец</text:p>
          </table:table-cell>
          <table:table-cell table:style-name="TableCell252">
            <text:p text:style-name="P253">Ян.</text:p>
          </table:table-cell>
          <table:table-cell table:style-name="TableCell254">
            <text:p text:style-name="P255">Февр.</text:p>
          </table:table-cell>
          <table:table-cell table:style-name="TableCell256">
            <text:p text:style-name="P257">Март</text:p>
          </table:table-cell>
          <table:table-cell table:style-name="TableCell258">
            <text:p text:style-name="P259">Април</text:p>
          </table:table-cell>
          <table:table-cell table:style-name="TableCell260">
            <text:p text:style-name="P261">Май</text:p>
          </table:table-cell>
          <table:table-cell table:style-name="TableCell262">
            <text:p text:style-name="P263">Юни</text:p>
          </table:table-cell>
          <table:table-cell table:style-name="TableCell264">
            <text:p text:style-name="P265">Юли</text:p>
          </table:table-cell>
          <table:table-cell table:style-name="TableCell266">
            <text:p text:style-name="P267">Авг.</text:p>
          </table:table-cell>
          <table:table-cell table:style-name="TableCell268">
            <text:p text:style-name="P269">Септ.</text:p>
          </table:table-cell>
          <table:table-cell table:style-name="TableCell270">
            <text:p text:style-name="P271">Окт.</text:p>
          </table:table-cell>
          <table:table-cell table:style-name="TableCell272">
            <text:p text:style-name="P273">Ноемв.</text:p>
          </table:table-cell>
          <table:table-cell table:style-name="TableCell274">
            <text:p text:style-name="P275">Дек.</text:p>
          </table:table-cell>
        </table:table-row>
        <table:table-row table:style-name="TableRow276">
          <table:table-cell table:style-name="TableCell277">
            <text:p text:style-name="P278">Стъпка</text:p>
          </table:table-cell>
          <table:table-cell table:style-name="TableCell279">
            <text:p text:style-name="P280">1</text:p>
          </table:table-cell>
          <table:table-cell table:style-name="TableCell281">
            <text:p text:style-name="P282">2</text:p>
          </table:table-cell>
          <table:table-cell table:style-name="TableCell283" table:number-columns-spanned="2">
            <text:p text:style-name="P284">3</text:p>
          </table:table-cell>
          <table:covered-table-cell/>
          <table:table-cell table:style-name="TableCell285" table:number-columns-spanned="2">
            <text:p text:style-name="P286">4</text:p>
          </table:table-cell>
          <table:covered-table-cell/>
          <table:table-cell table:style-name="TableCell287" table:number-columns-spanned="2">
            <text:p text:style-name="P288"><text:span text:style-name="T289"><draw:connector draw:type="line" svg:x1="0.13542in" svg:y1="-0.01319in" svg:x2="0.13542in" svg:y2="0.20556in" draw:z-index="251671552" draw:id="id8" draw:style-name="a8" draw:name="Straight Connector 9" text:anchor-type="paragraph"><svg:title/><svg:desc/></draw:connector></text:span><text:span text:style-name="T290">5 <text:s text:c="9"/>6</text:span></text:p>
          </table:table-cell>
          <table:covered-table-cell/>
          <table:table-cell table:style-name="TableCell291">
            <text:p text:style-name="P292">7</text:p>
          </table:table-cell>
          <table:table-cell table:style-name="TableCell293">
            <text:p text:style-name="P294">8</text:p>
          </table:table-cell>
          <table:table-cell table:style-name="TableCell295" table:number-columns-spanned="2">
            <text:p text:style-name="P296">9</text:p>
          </table:table-cell>
          <table:covered-table-cell/>
        </table:table-row>
      </table:table>
      <text:p text:style-name="P29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animira.a.p@gmail.com</meta:initial-creator>
    <dc:creator>stanimira.a.p@gmail.com</dc:creator>
    <meta:creation-date>2020-11-10T10:45:00Z</meta:creation-date>
    <dc:date>2020-11-11T10:53:00Z</dc:date>
    <meta:template xlink:href="Normal" xlink:type="simple"/>
    <meta:editing-cycles>2</meta:editing-cycles>
    <meta:editing-duration>PT5160S</meta:editing-duration>
    <meta:document-statistic meta:page-count="2" meta:paragraph-count="1" meta:word-count="45" meta:character-count="303" meta:row-count="2" meta:non-whitespace-character-count="259"/>
  </office:meta>
</office:document-meta>
</file>